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5" style:family="paragraph" style:parent-style-name="Standard">
      <style:paragraph-properties fo:margin-left="1.251cm" fo:margin-right="0cm" fo:text-align="justify" style:justify-single-word="false" fo:text-indent="0cm" style:auto-text-indent="false"/>
    </style:style>
    <style:style style:name="P6" style:family="paragraph" style:parent-style-name="Text_20_body">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bold" style:font-weight-asian="bold" style:font-weight-complex="bold"/>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style-asian="italic"/>
    </style:style>
    <style:style style:name="T4" style:family="text">
      <style:text-properties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EUNS (computador electronico de la universidad del sur)</text:p>
      <text:p text:style-name="P1"/>
      <text:p text:style-name="P3">La Universidad Nacional del Sur (U.N.S.) situada en la ciudad de Bahía Blanca (Provincia de Buenos Aires), sobre el Atlántico a 800 km. al sur de la ciudad de Buenos Aires fue confiada a Vicente Fatone (1903-1962), una de las mayores personalidades intelectuales de entonces. A fines de 1956 se creó un Seminario de Computadores, para estudiantes avanzados de la carrera de Ingeniería Eléctrica, que quedó a cargo de Jorge Santos, quien fundó al año siguiente el Laboratorio de Computadores (hoy Laboratorio de Sistemas Digitales), en cuyo seno siguió funcionando el Seminario. </text:p>
      <text:p text:style-name="P2"><text:s text:c="4"/><text:tab/>En 1959 Jorge Santos fue a Manchester, formando parte de la segunda tanda de becarios externos del CONICET. En 1961 Santos vuelve a nuestro pais y aprovechó la experiencia adquirida durante su estancia en la Universidad de Manchester para emprender la construcción de un computador al que llamó Computador Electrónico de la Universidad Nacional del Sur (CEUNS) o tambien denominado por la prensa, de aquel entonces, como “cerebro electronico”. Santos se había propuesto demostrar que era posible construir una <text:s/>computadora de bajo costo, en una época en la que el alquiler o la compra de esas máquinas estaba sólo al alcance de organismos o empresas con sólidos recursos. Para el proyecto la Provincia de Buenos Aires otorgó un subsidio economico de <text:s/>100.000 dólares, del cual sólo se pudo percibir la décima parte, debido a los sucesos politicos ocurridos en 1962 (caída del presidente Frondizi). La construcción quedó sin efecto cuando se había completado el diseño. </text:p>
      <text:p text:style-name="P2">Algunas de las caracteristicas importantes que presentaba CEUNS son:</text:p>
      <text:p text:style-name="P4">El uso de barritas de ferritas para la memoria ROM, las mismas habian sido traidas por Santos de Manchester, según él cuenta en una entrevista realizada, “<text:span text:style-name="T2">en Manchester se trabajaba a 1 Mb y acá dijimos vamos a trabajar a 1⁄4 de Mb</text:span>”. La memoria contaba con dos, como especies, de “bobinitas”, una para leer y otra para testear, ademas según nos comento Santos, ellos realizaron trabajos experimetales sobre memorias ternarias, las cuales no logaron implementar en CEUNS. Nos dijo: “Para trabajar con memoria ternaria tenía que cancelar la magnetización previa y desmagnetizarlo. Entonces cuando leía no leía nada, es decir, si estaba un uno se leía un uno si estaba un cero se leía un cero, si había un dos no se leía nada”. </text:p>
      <text:p text:style-name="P5">La entrada y salida de CEUNS se realizaba utilizando como soporte cinta de papel perforada de 5 canales y usaba para codificar la información el código FERRANTI. La unidad de entrada era un lector fotoeléctrico Ferranti con una velocidad de 500 c/seg. La unidad de salida era una perforadora electromecánica con velocidad de 33 c/seg.</text:p>
      <text:p text:style-name="P6"/>
      <text:p text:style-name="P2">Como bien dijo Santos el proyecto CEUNS no solo significo un computador, sino tambien proyecto que nucleo a un grupo de investigadores.</text:p>
      <text:p text:style-name="P4">“<text:span text:style-name="T2">yo creo, si bien el Proyecto CEUNS (Computador Electrónico de la Universidad Nacional del Sur) fue importante, en realidad fue el núcleo de condensación de un grupo de investigación y aunque el objetivo principal era CEUNS, como su producto en esa época cuando prácticamente nadie publicada en revistas indexadas... digamos, CEUNS fue un pretexto para nuclear a toda la gente, algo que ligue, eso fue CEUNS</text:span>”</text:p>
      <text:p text:style-name="P2"/>
      <text:p text:style-name="P2"/>
      <text:p text:style-name="P2"/>
      <text:p text:style-name="P2"/>
      <text:p text:style-name="P2">Referencias:</text:p>
      <text:p text:style-name="P2"/>
      <text:p text:style-name="P2">La llegada de la computadora a la argentina (babini).</text:p>
      <text:p text:style-name="P2">Entrevista Jorge Santos. <text:s/></text:p>
      <text:p text:style-name="P2">http://www.uns.edu.ar/cincuenta/amplia_pricomp.htm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22T10:18:48</meta:creation-date>
    <dc:date>2009-06-26T16:55:09</dc:date>
    <meta:editing-duration>PT06H41M53S</meta:editing-duration>
    <meta:editing-cycles>46</meta:editing-cycles>
    <meta:generator>OpenOffice.org/3.1$Linux OpenOffice.org_project/310m11$Build-9399</meta:generator>
    <dc:creator>Gonzalo Picco</dc:creator>
    <meta:document-statistic meta:table-count="0" meta:image-count="0" meta:object-count="0" meta:page-count="1" meta:paragraph-count="12" meta:word-count="552" meta:character-count="3424"/>
    <meta:user-defined meta:name="Información 1"/>
    <meta:user-defined meta:name="Información 2"/>
    <meta:user-defined meta:name="Información 3"/>
    <meta:user-defined meta:name="Información 4"/>
  </office:meta>
</office:document-meta>
</file>